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513541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2">
            <text:p>Añade tu nombre y tu equipo. He añadido los de los profesores como ejemplo.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table:style-name="ce3"/>
          <table:table-cell table:number-columns-repeated="25" table:style-name="ce2"/>
          <table:table-cell table:number-columns-repeated="16358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3">
            <text:p>Nombre</text:p>
          </table:table-cell>
          <table:table-cell table:number-columns-repeated="24" table:style-name="ce3"/>
          <table:table-cell table:number-columns-repeated="16358"/>
        </table:table-row>
        <table:table-row table:style-name="ro1">
          <table:table-cell table:style-name="ce3"/>
          <table:table-cell table:number-columns-repeated="25" table:style-name="ce2"/>
          <table:table-cell table:number-columns-repeated="16358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2">
            <text:p>Rubén Béjar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2">
            <text:p>Javier Lacasta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2">
            <text:p>F. Javier Zarazaga-Soria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4">
            <text:p>Mary Allen Wikes</text:p>
          </table:table-cell>
          <table:table-cell office:value-type="string" table:style-name="ce2">
            <text:p>Luis Fueris Martín (leviathan2701)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4">
            <text:p>Mary Allen Wikes</text:p>
          </table:table-cell>
          <table:table-cell office:value-type="string" table:style-name="ce2">
            <text:p>Juan José Gómez Rodríguez (jjgr3496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2">
            <text:p>Iván Santamaría (ivsm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2">
            <text:p>Isak Edo Vivancos(Isakon12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2">
            <text:p>Enrique Palacin (kikcillo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2">
            <text:p>Adrián Crespo Miguel (adricres96)</text:p>
          </table:table-cell>
          <table:table-cell table:number-columns-repeated="2" table:style-name="ce2"/>
          <table:table-cell table:style-name="ce5"/>
          <table:table-cell table:number-columns-repeated="21" table:style-name="ce2"/>
          <table:table-cell table:number-columns-repeated="16358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2">
            <text:p>Miguel Crespo Castaño (xewir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2">
            <text:p>David Fustero Palacios(fiusa8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Xian Pan (DreamaerD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Jorge Martínez Romanos (jmromanos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David Abián Murillo (davidabian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Iván Escuín González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Hector Ninian Herrmann Triviño (HNHerrmann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Daniel Martinez Martinez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2">
            <text:p>David Mañas Vidorreta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Yolanda Sánchez Ariznavarreta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Javier González Galindo (gonzakick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Pablo Luesia Lahoz (698387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Laura Oliva Maza (LauraOliva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Daniel Martín Serrano (LegenDanny24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Jorge Yagüe Martínez (698976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2">
            <text:p>Rubén Langarita Benítez (zory95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2">
            <text:p>Jorge Chato Astrain (651348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2">
            <text:p>Miguel Bolsa Marquina (698749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2">
            <text:p>Ángel Poc López (696295, muxitox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2">
            <text:p>Álvaro Fuentemilla Martínez(699678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Grace Hopper</text:p>
          </table:table-cell>
          <table:table-cell office:value-type="string" table:style-name="ce2">
            <text:p>Victor Delgado Alejandre(699701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Grace Hopper</text:p>
          </table:table-cell>
          <table:table-cell office:value-type="string" table:style-name="ce2">
            <text:p>David Márquez Calavia (700940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Alberto Gómez Climente (698683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Beatriz Martinez Andelo(Bea95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Óscar León Barbed Pérez (LeonBP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Grace Hopper</text:p>
          </table:table-cell>
          <table:table-cell office:value-type="string" table:style-name="ce2">
            <text:p>Fernando del Molino Bello(702086, ferdelmo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Grace Hopper</text:p>
          </table:table-cell>
          <table:table-cell office:value-type="string" table:style-name="ce2">
            <text:p>Víctor Labrador Ortiga (701658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Iván Esteban Gallego (679847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Dariel Figueredo Piñero (568659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Alfonso Delgado Vellosillo(679745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2">
            <text:p>Sandra Navarro Moreno(681138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Carol Shaw</text:p>
          </table:table-cell>
          <table:table-cell office:value-type="string" table:style-name="ce6">
            <text:p>Marta Blanco Jaime (562526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3">
            <text:p>Grace Hopper</text:p>
          </table:table-cell>
          <table:table-cell office:value-type="string" table:style-name="ce6">
            <text:p>Jorge Aguarón (698895)</text:p>
          </table:table-cell>
          <table:table-cell table:number-columns-repeated="24" table:style-name="ce2"/>
          <table:table-cell table:number-columns-repeated="16358"/>
        </table:table-row>
        <table:table-row table:number-rows-repeated="954" table:style-name="ro1">
          <table:table-cell table:style-name="ce3"/>
          <table:table-cell table:number-columns-repeated="25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number-rows-repeated="1000" table:style-name="ro2">
          <table:table-cell table:number-columns-repeated="26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number-rows-repeated="1000" table:style-name="ro2">
          <table:table-cell table:number-columns-repeated="26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</meta:initial-creator>
    <dc:creator>Jorge</dc:creator>
    <meta:creation-date>2017-03-15T17:20:46Z</meta:creation-date>
    <dc:date>2017-03-15T17:20:47Z</dc:date>
  </office:meta>
</office:document-meta>
</file>